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fo:background-color="transparent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background-color="transparent"/>
    </style:style>
    <style:style style:name="P5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_20_2">
      <style:paragraph-properties fo:text-align="center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cc7832" style:font-name="JetBrains Mono" fo:font-style="normal" style:font-style-asian="normal" style:font-style-complex="normal"/>
    </style:style>
    <style:style style:name="T18" style:family="text">
      <style:text-properties fo:color="#6a8759" style:font-name="JetBrains Mono" fo:font-style="normal" style:font-style-asian="normal" style:font-style-complex="normal"/>
    </style:style>
    <style:style style:name="T19" style:family="text">
      <style:text-properties fo:color="#a9b7c6" style:font-name="JetBrains Mono" fo:font-style="normal" style:font-style-asian="normal" style:font-style-complex="normal"/>
    </style:style>
    <style:style style:name="T20" style:family="text">
      <style:text-properties fo:color="#a9b7c6" style:font-name="JetBrains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tion 3 – Database access</text:p>
      <text:p text:style-name="Subtitle">9 - Setup a Database Connection</text:p>
      <text:p text:style-name="Text_20_body">Create database: </text:p>
      <text:p text:style-name="Text_20_body">mysql -u root</text:p>
      <text:p text:style-name="Text_20_body">create database <text:span text:style-name="T1">name</text:span></text:p>
      <text:p text:style-name="Title">Section 7 – Eloquent</text:p>
      <text:p text:style-name="Subtitle">29 – Basic Eloquent Relationships</text:p>
      <text:p text:style-name="Text_20_body">Basic relationships:</text:p>
      <text:p text:style-name="Text_20_body">hasMany 1 – n</text:p>
      <text:p text:style-name="Text_20_body">hasOne 1 – 1</text:p>
      <text:p text:style-name="Text_20_body">belongsTo 1 – n</text:p>
      <text:p text:style-name="Text_20_body">belongToMany n – m</text:p>
      <text:p text:style-name="Text_20_body"/>
      <text:p text:style-name="Text_20_body">Declare a relationship: <text:span text:style-name="T4">@29 #relationship</text:span></text:p>
      <text:p text:style-name="Text_20_body">Use the relationship: $user→articles // Note, no paranthesis here</text:p>
      <text:p text:style-name="Text_20_body"/>
      <text:p text:style-name="Subtitle">30 – Understanding foreign keys and Database factories</text:p>
      <text:p text:style-name="P1">Factories</text:p>
      <text:p text:style-name="Text_20_body">Create a factory: php artisan make:factory ArticleFactory -m “App\Article”</text:p>
      <text:p text:style-name="Text_20_body">An example of a User factory: <text:span text:style-name="T4">@30 #factory</text:span></text:p>
      <text:p text:style-name="Text_20_body">Create a dummy for user in database: </text:p>
      <text:p text:style-name="Text_20_body">factory(App\User::class, <text:span text:style-name="T1">number of dummies)→</text:span><text:span text:style-name="T2">create(</text:span><text:span text:style-name="T2">[“title”=&gt;”will be overwritten”]</text:span><text:span text:style-name="T2">)</text:span><text:span text:style-name="T1">;</text:span></text:p>
      <text:p text:style-name="Text_20_body">Generate dummy data from faker: <text:span text:style-name="T4">@30 #factory #faker #testing</text:span></text:p>
      <text:p text:style-name="Text_20_body">$faker→sentence()</text:p>
      <text:p text:style-name="Text_20_body">$faker→factory(\App\User::class) // Will create a User and give the primary key. <text:s/></text:p>
      <text:p text:style-name="Text_20_body"/>
      <text:p text:style-name="P1">Foreign keys</text:p>
      <text:p text:style-name="P3">Add foreign key: <text:span text:style-name="T4">@30 #foreignkey</text:span></text:p>
      <text:p text:style-name="P3"><text:soft-page-break/></text:p>
      <text:p text:style-name="Subtitle">31 – Many to many Relationships with linking tables</text:p>
      <text:p text:style-name="P1">Creating linking table <text:span text:style-name="T4">@31 #manytomany</text:span></text:p>
      <text:p text:style-name="Text_20_body">For example in the same migration as one of the relatives, Schema::create …</text:p>
      <text:p text:style-name="Text_20_body">Name the table like “article_tag”. Follow <text:span text:style-name="T3">alphabetic</text:span> order.</text:p>
      <text:p text:style-name="Text_20_body">Add a unique, $table→unique([“article_id”, “tag_id”); → </text:p>
      <text:p text:style-name="Text_20_body"><text:tab/>Defines that the combination of those has to be unique<text:span text:style-name="T10">.</text:span></text:p>
      <text:p text:style-name="P4"/>
      <text:p text:style-name="P2">Add foreign key <text:span text:style-name="T4">@31 #foreignkey </text:span><text:span text:style-name="T4">#dropforeignkey</text:span></text:p>
      <text:p text:style-name="P4">$table→foreign(“article_id”)→references(“id”)→on(“articles”)-&gt;onDelete(“cascade”);</text:p>
      <text:p text:style-name="P4">$table→foreign(“tag_id”)→references(“id”)→on(“tags”)→onDelete(“cascade”);</text:p>
      <text:p text:style-name="Text_20_body"><text:span text:style-name="T10">r</text:span><text:span text:style-name="T10">ollback:</text:span></text:p>
      <text:p text:style-name="P4">$table→dropForeign(“article_tag_article_id_foreign”);</text:p>
      <text:p text:style-name="P4">$table-&gt;dropForeign(“article_tag_tag_id_foreign”);</text:p>
      <text:p text:style-name="P4"/>
      <text:p text:style-name="P4"/>
      <text:p text:style-name="Text_20_body"><text:span text:style-name="T10">p</text:span><text:span text:style-name="T10">luck: </text:span></text:p>
      <text:p text:style-name="P4">Simplify the output of a query to a specific property</text:p>
      <text:p text:style-name="Text_20_body"><text:span text:style-name="T10">$article→tags→pluck(“name”) // </text:span><text:span text:style-name="T10">Will give only the names of the tags</text:span></text:p>
      <text:p text:style-name="P4"/>
      <text:p text:style-name="P1"><text:span text:style-name="T10">R</text:span><text:span text:style-name="T10">etrieve items</text:span></text:p>
      <text:p text:style-name="P4">A specific one: \App\Article::find(<text:span text:style-name="T1">id</text:span>);</text:p>
      <text:p text:style-name="P4">First: \App\Article::first();</text:p>
      <text:p text:style-name="P4"/>
      <text:p text:style-name="Subtitle">32 – Display all tags under each article</text:p>
      <text:p text:style-name="Text_20_body">Two methods: controller gibt die nötige View wieder zu der Anfrage oder query parameter in der URL.</text:p>
      <text:p text:style-name="Text_20_body">Query Parameter in der URL: @31 #queryurl</text:p>
      <text:p text:style-name="Text_20_body"/>
      <text:p text:style-name="Text_20_body">forelse: @31 #forelse</text:p>
      <text:p text:style-name="Text_20_body">foreach loop mit einem else für den Fall, dass das iterationsobjekt leer ist.</text:p>
      <text:p text:style-name="Text_20_body"><text:soft-page-break/></text:p>
      <text:p text:style-name="Subtitle">33 – Attach and Validate Many-to-Many relationships</text:p>
      <text:p text:style-name="Text_20_body">Name of the html-elements will be mirrored in the request!</text:p>
      <text:p text:style-name="Text_20_body">Attach tags to an article: $article→tags()→attach(t<text:span text:style-name="T1">ag </text:span><text:span text:style-name="T1">or array of tags</text:span>); @32 #attach</text:p>
      <text:p text:style-name="P1">validating an array of objects</text:p>
      <text:p text:style-name="Text_20_body"><text:span text:style-name="T15">In request validation, “tags” =&gt; “exists:tags, id” // Check if the tag with the given id exists in tags table @32 #validation #many #array #tags</text:span></text:p>
      <text:h text:style-name="P5" text:outline-level="1">Section 8 – Authentication (laravel_practice2)</text:h>
      <text:h text:style-name="P6" text:outline-level="2">34 – Building a Registration System in Mere Minutes</text:h>
      <text:p text:style-name="P10"><text:span text:style-name="T2">Installation</text:span></text:p>
      <text:p text:style-name="P8"><text:span text:style-name="T2">Get package: composer require laravel/ui --dev</text:span></text:p>
      <text:p text:style-name="P8"><text:span text:style-name="T2">Run the artisan command: php artisan ui vue</text:span></text:p>
      <text:p text:style-name="P8"><text:span text:style-name="T2">Install needed dependencies: npm install &amp; npm run dev</text:span></text:p>
      <text:p text:style-name="P8"><text:span text:style-name="T2">Don't forget to run migrations before usage!</text:span></text:p>
      <text:p text:style-name="P8"><text:span text:style-name="T2"/></text:p>
      <text:p text:style-name="P8"><text:span text:style-name="T2">Allow visiting a website only if the user is registrated: @34 #authentication #permission</text:span></text:p>
      <text:p text:style-name="P8"><text:span text:style-name="T2"/></text:p>
      <text:p text:style-name="P8"><text:span text:style-name="T2">Access the actually registrated user: @34 #authentication #currentuser #login</text:span></text:p>
      <text:p text:style-name="P8"><text:span text:style-name="T2">Show content only if user is logged in: @34 #authentication #currentuser #login #content</text:span></text:p>
      <text:p text:style-name="P8"><text:span text:style-name="T2">Show content only to not logged in users: @34 #authentication #currentuser #login #content</text:span></text:p>
      <text:p text:style-name="P8"><text:span text:style-name="T2"/></text:p>
      <text:h text:style-name="P6" text:outline-level="2">35 – The password reset flow</text:h>
      <text:p text:style-name="P8"><text:span text:style-name="T2">Standard flow: </text:span></text:p>
      <text:list xml:id="list7591583685994540555" text:style-name="L1">
        <text:list-item>
          <text:p text:style-name="P9"><text:span text:style-name="T2">Click “forgot password”</text:span></text:p>
        </text:list-item>
        <text:list-item>
          <text:p text:style-name="P9"><text:span text:style-name="T2">Fill out form with e-mail adress</text:span></text:p>
        </text:list-item>
        <text:list-item>
          <text:p text:style-name="P9"><text:span text:style-name="T2">Prepare a unique token and associate it with the user's account</text:span></text:p>
        </text:list-item>
        <text:list-item>
          <text:p text:style-name="P9"><text:span text:style-name="T2">Send an email with a unique link back to our site that confirms email ownership</text:span></text:p>
        </text:list-item>
        <text:list-item>
          <text:p text:style-name="P9"><text:span text:style-name="T2">Link back to website, confirm the token, and set a new password</text:span></text:p>
        </text:list-item>
      </text:list>
      <text:p text:style-name="P8"><text:span text:style-name="T2"/></text:p>
      <text:p text:style-name="P8"><text:span text:style-name="T2"/></text:p>
      <text:p text:style-name="P8"><text:soft-page-break/><text:span text:style-name="T2">For testing: </text:span></text:p>
      <text:p text:style-name="P8"><text:span text:style-name="T2">Set mail driver to log in .env</text:span></text:p>
      <text:p text:style-name="P7"><text:span text:style-name="T16">Set sender email address → </text:span><text:span text:style-name="T17">MAIL_FROM_ADDRESS</text:span><text:span text:style-name="T19">="</text:span><text:a xlink:type="simple" xlink:href="mailto:test@test.com" text:style-name="Internet_20_link" text:visited-style-name="Visited_20_Internet_20_Link"><text:span text:style-name="T18">test@test.com</text:span></text:a><text:span text:style-name="T19">"</text:span></text:p>
      <text:p text:style-name="P8"><text:span text:style-name="T2">After setting up the email settings, all other necessary steps are being managed by larave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22:18:05.597726137</meta:creation-date>
    <meta:generator>OpenOffice/4.1.7$Unix OpenOffice.org_project/417m1$Build-9800</meta:generator>
    <dc:date>2020-07-19T10:51:20</dc:date>
    <meta:editing-duration>PT6H24M26S</meta:editing-duration>
    <meta:editing-cycles>40</meta:editing-cycles>
    <meta:document-statistic meta:table-count="0" meta:image-count="0" meta:object-count="0" meta:page-count="4" meta:paragraph-count="75" meta:word-count="509" meta:character-count="3500"/>
  </office:meta>
</office:document-meta>
</file>